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96cd4" officeooo:paragraph-rsid="00096cd4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fo:font-weight="bold" officeooo:rsid="00096cd4" officeooo:paragraph-rsid="00096cd4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96cd4" officeooo:paragraph-rsid="00096cd4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09f8df" officeooo:paragraph-rsid="0009f8df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fo:font-weight="bold" officeooo:rsid="00096cd4" officeooo:paragraph-rsid="00096cd4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normal" officeooo:rsid="00096cd4" officeooo:paragraph-rsid="00096cd4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96cd4" officeooo:paragraph-rsid="00096cd4" style:font-size-asian="13.1000003814697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f8df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>Operating Systems </text:p>
      <text:p text:style-name="P5">Final</text:p>
      <text:p text:style-name="P1">Spring 2020</text:p>
      <text:p text:style-name="P6">author: Joshua Hulber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list xml:id="list233821792" text:style-name="L1">
        <text:list-header>
          <text:p text:style-name="P2"><text:soft-page-break/></text:p>
          <text:p text:style-name="P2"/>
          <text:p text:style-name="P2"/>
          <text:p text:style-name="P2"/>
          <text:p text:style-name="P2"/>
          <text:p text:style-name="P2">Table of Contents</text:p>
        </text:list-header>
        <text:list-item>
          <text:p text:style-name="P2"><text:span text:style-name="T1">Data Flow Diagram</text:span></text:p>
        </text:list-item>
        <text:list-item>
          <text:p text:style-name="P2"><text:span text:style-name="T1">Function</text:span><text:span text:style-name="T2">s</text:span></text:p>
        </text:list-item>
        <text:list-item>
          <text:p text:style-name="P2"><text:span text:style-name="T1">Semaphore &amp; Mutex’</text:span></text:p>
        </text:list-item>
        <text:list-item>
          <text:p text:style-name="P2"><text:span text:style-name="T1">Testing Documentation</text:span></text:p>
        </text:list-item>
        <text:list-item>
          <text:p text:style-name="P2"><text:span text:style-name="T1">User Documentation</text:span></text:p>
        </text:list-item>
      </text:list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oft-page-break/><text:span text:style-name="T1">1. Data Flow Diagram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. Functions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6:26:06.050000000</meta:creation-date>
    <dc:date>2020-05-05T20:00:45.013000000</dc:date>
    <meta:editing-duration>PT1H3M58S</meta:editing-duration>
    <meta:editing-cycles>1</meta:editing-cycles>
    <meta:document-statistic meta:table-count="0" meta:image-count="0" meta:object-count="0" meta:page-count="4" meta:paragraph-count="12" meta:word-count="33" meta:character-count="198" meta:non-whitespace-character-count="181"/>
    <meta:generator>LibreOffice/6.1.3.2$Windows_X86_64 LibreOffice_project/86daf60bf00efa86ad547e59e09d6bb77c699acb</meta:generator>
  </office:meta>
</office:document-meta>
</file>